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600000168A4A1B5DB.png" manifest:media-type="image/png"/>
  <manifest:file-entry manifest:full-path="Pictures/10000001000002600000015DD9F77758.png" manifest:media-type="image/png"/>
  <manifest:file-entry manifest:full-path="Pictures/100000010000025100000167F5944B0E.png" manifest:media-type="image/png"/>
  <manifest:file-entry manifest:full-path="Pictures/10000001000006790000038ADFE51D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4687" officeooo:paragraph-rsid="00184687" style:font-weight-asian="bold" style:font-weight-complex="bold"/>
    </style:style>
    <style:style style:name="P2" style:family="paragraph" style:parent-style-name="Standard">
      <style:text-properties officeooo:rsid="00184687" officeooo:paragraph-rsid="00184687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84687" officeooo:paragraph-rsid="0018468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84687" officeooo:paragraph-rsid="001a238c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ba309" officeooo:paragraph-rsid="001ba309" style:font-weight-asian="normal" style:font-weight-complex="normal"/>
    </style:style>
    <style:style style:name="T1" style:family="text">
      <style:text-properties officeooo:rsid="001a23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ΜΕΡΟΣ 1</text:p>
      <text:p text:style-name="P2"/>
      <text:p text:style-name="P3">Ερώτημα 1</text:p>
      <text:p text:style-name="P3"/>
      <text:p text:style-name="P2"><draw:frame draw:style-name="fr1" draw:name="Image1" text:anchor-type="char" svg:x="-0.0472in" svg:y="0.3693in" svg:width="6.6929in" svg:height="3.6591in" draw:z-index="0"><draw:image xlink:href="Pictures/10000001000006790000038ADFE51D89.png" xlink:type="simple" xlink:show="embed" xlink:actuate="onLoad" draw:mime-type="image/png"/></draw:frame>Η μαθηματικη Αποδειξη:</text:p>
      <text:p text:style-name="P2"/>
      <text:p text:style-name="P2"/>
      <text:p text:style-name="P4">Ερώτημα <text:span text:style-name="T1">2</text:span></text:p>
      <text:p text:style-name="P5"><draw:frame draw:style-name="fr1" draw:name="Image2" text:anchor-type="char" svg:x="0.2583in" svg:y="0.1327in" svg:width="6.1772in" svg:height="3.7398in" draw:z-index="1"><draw:image xlink:href="Pictures/100000010000025100000167F5944B0E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>Ερώτημα <text:span text:style-name="T1">3</text:span></text:p>
      <text:p text:style-name="P4"/>
      <text:p text:style-name="P4"><draw:frame draw:style-name="fr2" draw:name="Image3" text:anchor-type="char" svg:width="6.3335in" svg:height="3.6354in" draw:z-index="2"><draw:image xlink:href="Pictures/10000001000002600000015DD9F77758.png" xlink:type="simple" xlink:show="embed" xlink:actuate="onLoad" draw:mime-type="image/png"/></draw:frame></text:p>
      <text:p text:style-name="P4"/>
      <text:p text:style-name="P4"/>
      <text:p text:style-name="P4">Ερώτημα <text:span text:style-name="T1">4</text:span></text:p>
      <text:p text:style-name="P4"/>
      <text:p text:style-name="P4"><draw:frame draw:style-name="fr2" draw:name="Image4" text:anchor-type="char" svg:width="6.3957in" svg:height="3.75in" draw:z-index="3"><draw:image xlink:href="Pictures/100000010000026600000168A4A1B5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00:26:19.982456234</meta:creation-date>
    <dc:date>2025-11-10T02:42:04.129698318</dc:date>
    <meta:editing-duration>PT12M22S</meta:editing-duration>
    <meta:editing-cycles>4</meta:editing-cycles>
    <meta:generator>LibreOffice/25.2.6.2$Linux_X86_64 LibreOffice_project/40d1a0e1d5bdf1afaeae24d9ece32bbb00fa66a4</meta:generator>
    <meta:document-statistic meta:table-count="0" meta:image-count="4" meta:object-count="0" meta:page-count="2" meta:paragraph-count="6" meta:word-count="13" meta:character-count="65" meta:non-whitespace-character-count="58"/>
  </office:meta>
</office:document-meta>
</file>